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6.906cm"/>
    </style:style>
    <style:style style:name="Table1.C" style:family="table-column">
      <style:table-column-properties style:column-width="2.351cm"/>
    </style:style>
    <style:style style:name="Table1.D" style:family="table-column">
      <style:table-column-properties style:column-width="4.263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7168b" officeooo:paragraph-rsid="0007168b"/>
    </style:style>
    <style:style style:name="P2" style:family="paragraph" style:parent-style-name="Heading">
      <style:text-properties officeooo:rsid="0007168b" officeooo:paragraph-rsid="0007168b"/>
    </style:style>
    <style:style style:name="P3" style:family="paragraph" style:parent-style-name="Heading">
      <style:text-properties style:font-name="Segoe UI" officeooo:rsid="0007168b" officeooo:paragraph-rsid="0007168b"/>
    </style:style>
    <style:style style:name="P4" style:family="paragraph" style:parent-style-name="Text_20_body">
      <style:text-properties style:font-name="Segoe UI" officeooo:rsid="0007168b" officeooo:paragraph-rsid="0007168b"/>
    </style:style>
    <style:style style:name="P5" style:family="paragraph" style:parent-style-name="Text_20_body">
      <style:text-properties style:font-name="Segoe UI" officeooo:rsid="000ccc8b" officeooo:paragraph-rsid="000ccc8b"/>
    </style:style>
    <style:style style:name="P6" style:family="paragraph" style:parent-style-name="Text_20_body">
      <style:text-properties style:font-name="Segoe UI" officeooo:rsid="000dcd4d" officeooo:paragraph-rsid="000dcd4d"/>
    </style:style>
    <style:style style:name="P7" style:family="paragraph" style:parent-style-name="Text_20_body">
      <style:text-properties style:font-name="Segoe UI" officeooo:rsid="000dcd4d" officeooo:paragraph-rsid="000f2d96"/>
    </style:style>
    <style:style style:name="P8" style:family="paragraph" style:parent-style-name="Text_20_body">
      <style:text-properties style:font-name="Segoe UI" officeooo:rsid="00125f4a" officeooo:paragraph-rsid="00125f4a"/>
    </style:style>
    <style:style style:name="P9" style:family="paragraph" style:parent-style-name="Text_20_body">
      <style:text-properties style:font-name="Segoe UI" officeooo:rsid="00125f4a" officeooo:paragraph-rsid="0014d5ba"/>
    </style:style>
    <style:style style:name="P10" style:family="paragraph" style:parent-style-name="Text_20_body">
      <style:text-properties style:font-name="Segoe UI" officeooo:rsid="00125f4a" officeooo:paragraph-rsid="001f5859"/>
    </style:style>
    <style:style style:name="P11" style:family="paragraph" style:parent-style-name="Text_20_body">
      <style:text-properties style:font-name="Segoe UI" officeooo:rsid="0010d736" officeooo:paragraph-rsid="0010d736"/>
    </style:style>
    <style:style style:name="P12" style:family="paragraph" style:parent-style-name="Text_20_body">
      <style:text-properties style:font-name="Segoe UI" fo:font-style="normal" officeooo:rsid="001a42cd" officeooo:paragraph-rsid="001a42cd" style:font-style-asian="normal" style:font-style-complex="normal"/>
    </style:style>
    <style:style style:name="P13" style:family="paragraph" style:parent-style-name="Text_20_body">
      <style:text-properties style:font-name="Segoe UI" officeooo:rsid="00143ec8" officeooo:paragraph-rsid="0016cbc5"/>
    </style:style>
    <style:style style:name="P14" style:family="paragraph" style:parent-style-name="Text_20_body">
      <style:text-properties style:font-name="Segoe UI" officeooo:rsid="002eacd1" officeooo:paragraph-rsid="002eacd1"/>
    </style:style>
    <style:style style:name="P15" style:family="paragraph" style:parent-style-name="Text_20_body">
      <style:text-properties style:font-name="Source Code Pro" officeooo:rsid="000dcd4d" officeooo:paragraph-rsid="000f2d96"/>
    </style:style>
    <style:style style:name="P16" style:family="paragraph" style:parent-style-name="Text_20_body">
      <style:text-properties style:font-name="Source Code Pro" fo:font-weight="bold" officeooo:rsid="000dcd4d" officeooo:paragraph-rsid="000dcd4d" style:font-weight-asian="bold" style:font-weight-complex="bold"/>
    </style:style>
    <style:style style:name="P17" style:family="paragraph" style:parent-style-name="Text_20_body">
      <style:text-properties officeooo:rsid="000f2d96" officeooo:paragraph-rsid="000f2d96"/>
    </style:style>
    <style:style style:name="P18" style:family="paragraph" style:parent-style-name="Text_20_body">
      <style:text-properties officeooo:rsid="00125f4a" officeooo:paragraph-rsid="00125f4a"/>
    </style:style>
    <style:style style:name="P19" style:family="paragraph" style:parent-style-name="Text_20_body">
      <style:text-properties style:font-name="Arial" fo:font-size="18.2000007629395pt" fo:language="zxx" fo:country="none" fo:font-weight="bold" officeooo:rsid="00143ec8" officeooo:paragraph-rsid="00143ec8"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20" style:family="paragraph" style:parent-style-name="Text_20_body">
      <style:text-properties fo:color="#0000ff" style:font-name="Segoe UI" fo:font-weight="bold" officeooo:rsid="000dcd4d" officeooo:paragraph-rsid="000f2d96" style:font-weight-asian="bold" style:font-weight-complex="bold"/>
    </style:style>
    <style:style style:name="P21" style:family="paragraph" style:parent-style-name="Table_20_Contents">
      <style:text-properties style:font-name="Segoe UI" officeooo:rsid="002eacd1" officeooo:paragraph-rsid="002eacd1" fo:background-color="transparent"/>
    </style:style>
    <style:style style:name="P22" style:family="paragraph" style:parent-style-name="Table_20_Contents">
      <style:text-properties style:font-name="Segoe UI" fo:font-size="10pt" fo:language="zxx" fo:country="none" fo:font-weight="bold" officeooo:rsid="000dcd4d" officeooo:paragraph-rsid="002ed1cc" style:font-size-asian="10pt" style:language-asian="zxx" style:country-asian="none" style:font-weight-asian="bold" style:font-size-complex="10pt" style:language-complex="zxx" style:country-complex="none" style:font-weight-complex="bold"/>
    </style:style>
    <style:style style:name="P23" style:family="paragraph" style:parent-style-name="Table_20_Contents">
      <style:text-properties style:font-name="Segoe UI" fo:font-size="10pt" style:font-size-asian="10pt" style:font-size-complex="10pt"/>
    </style:style>
    <style:style style:name="P24" style:family="paragraph" style:parent-style-name="Table_20_Contents">
      <style:text-properties style:font-name="Segoe UI" fo:font-size="10pt" officeooo:rsid="00320be7" officeooo:paragraph-rsid="00320be7" style:font-size-asian="10pt" style:font-size-complex="10pt"/>
    </style:style>
    <style:style style:name="P25" style:family="paragraph" style:parent-style-name="Table_20_Contents">
      <style:text-properties style:font-name="Segoe UI" fo:font-size="10pt" fo:font-weight="bold" officeooo:rsid="0030e7d3" officeooo:paragraph-rsid="0030e7d3" style:font-size-asian="10pt" style:font-weight-asian="bold" style:font-size-complex="10pt" style:font-weight-complex="bold"/>
    </style:style>
    <style:style style:name="P26" style:family="paragraph" style:parent-style-name="Heading_20_1">
      <style:text-properties style:font-name="Segoe UI"/>
    </style:style>
    <style:style style:name="P27" style:family="paragraph" style:parent-style-name="Heading_20_1">
      <style:text-properties style:font-name="Segoe UI" officeooo:rsid="0007168b" officeooo:paragraph-rsid="0007168b"/>
    </style:style>
    <style:style style:name="P28" style:family="paragraph" style:parent-style-name="Heading_20_1">
      <style:paragraph-properties fo:break-before="page"/>
      <style:text-properties officeooo:rsid="00125f4a" officeooo:paragraph-rsid="00125f4a"/>
    </style:style>
    <style:style style:name="P29" style:family="paragraph" style:parent-style-name="Heading_20_1">
      <style:paragraph-properties fo:break-before="page"/>
      <style:text-properties style:font-name="Segoe UI" officeooo:rsid="000dcd4d" officeooo:paragraph-rsid="000dcd4d"/>
    </style:style>
    <style:style style:name="P30" style:family="paragraph" style:parent-style-name="Heading_20_1">
      <style:paragraph-properties fo:break-before="page"/>
      <style:text-properties style:font-name="Segoe UI" officeooo:rsid="002eacd1" officeooo:paragraph-rsid="002eacd1"/>
    </style:style>
    <style:style style:name="P31" style:family="paragraph" style:parent-style-name="Text_20_body" style:list-style-name="L1">
      <style:text-properties officeooo:rsid="0007168b" officeooo:paragraph-rsid="0007168b"/>
    </style:style>
    <style:style style:name="P32" style:family="paragraph" style:parent-style-name="Text_20_body" style:list-style-name="L1">
      <style:text-properties officeooo:rsid="0007168b" officeooo:paragraph-rsid="000b0a6c"/>
    </style:style>
    <style:style style:name="P33" style:family="paragraph" style:parent-style-name="Text_20_body" style:list-style-name="L1">
      <style:text-properties style:font-name="Segoe UI" officeooo:rsid="000b0a6c" officeooo:paragraph-rsid="000b0a6c"/>
    </style:style>
    <style:style style:name="P34" style:family="paragraph" style:parent-style-name="Text_20_body" style:list-style-name="L1">
      <style:text-properties style:font-name="Segoe UI" officeooo:rsid="0007168b" officeooo:paragraph-rsid="0007168b"/>
    </style:style>
    <style:style style:name="P35" style:family="paragraph" style:parent-style-name="Text_20_body" style:list-style-name="L1">
      <style:text-properties officeooo:rsid="000ccc8b" officeooo:paragraph-rsid="000ccc8b"/>
    </style:style>
    <style:style style:name="T1" style:family="text">
      <style:text-properties officeooo:rsid="0007168b"/>
    </style:style>
    <style:style style:name="T2" style:family="text">
      <style:text-properties style:font-name="Segoe UI"/>
    </style:style>
    <style:style style:name="T3" style:family="text">
      <style:text-properties style:font-name="Segoe UI" fo:font-style="italic" officeooo:rsid="0008a5bb" style:font-style-asian="italic" style:font-style-complex="italic"/>
    </style:style>
    <style:style style:name="T4" style:family="text">
      <style:text-properties style:font-name="Segoe UI" officeooo:rsid="000a5593"/>
    </style:style>
    <style:style style:name="T5" style:family="text">
      <style:text-properties style:font-name="Segoe UI" officeooo:rsid="000ccc8b"/>
    </style:style>
    <style:style style:name="T6" style:family="text">
      <style:text-properties style:font-name="Source Code Pro"/>
    </style:style>
    <style:style style:name="T7" style:family="text">
      <style:text-properties style:font-name="Source Code Pro" officeooo:rsid="00143ec8"/>
    </style:style>
    <style:style style:name="T8" style:family="text">
      <style:text-properties officeooo:rsid="000d393a"/>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00ff" fo:font-weight="bold" officeooo:rsid="000f2d96" style:font-weight-asian="bold" style:font-weight-complex="bold"/>
    </style:style>
    <style:style style:name="T12" style:family="text">
      <style:text-properties fo:color="#0000ff" style:font-name="Source Code Pro"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0f2d96" style:font-weight-asian="bold" style:font-weight-complex="bold"/>
    </style:style>
    <style:style style:name="T15" style:family="text">
      <style:text-properties fo:font-weight="bold" officeooo:rsid="0025ce17" style:font-weight-asian="bold" style:font-weight-complex="bold"/>
    </style:style>
    <style:style style:name="T16" style:family="text">
      <style:text-properties officeooo:rsid="00143ec8"/>
    </style:style>
    <style:style style:name="T17" style:family="text">
      <style:text-properties fo:font-variant="normal" fo:text-transform="none" fo:color="#222222" fo:font-size="12pt" fo:letter-spacing="normal" fo:language="zxx" fo:country="none" fo:font-style="normal" fo:font-weight="normal" officeooo:rsid="00143ec8" style:font-size-asian="12pt" style:language-asian="zxx" style:country-asian="none" style:font-size-complex="12pt" style:language-complex="zxx" style:country-complex="none"/>
    </style:style>
    <style:style style:name="T18" style:family="text">
      <style:text-properties officeooo:rsid="0018f15e"/>
    </style:style>
    <style:style style:name="T19" style:family="text">
      <style:text-properties officeooo:rsid="001c976a"/>
    </style:style>
    <style:style style:name="T20" style:family="text">
      <style:text-properties fo:language="zxx" fo:country="none" officeooo:rsid="00143ec8" style:language-asian="zxx" style:country-asian="none" style:language-complex="zxx" style:country-complex="none"/>
    </style:style>
    <style:style style:name="T21" style:family="text">
      <style:text-properties officeooo:rsid="0021adf3"/>
    </style:style>
    <style:style style:name="T22" style:family="text">
      <style:text-properties officeooo:rsid="0025ce17"/>
    </style:style>
    <style:style style:name="T23" style:family="text">
      <style:text-properties officeooo:rsid="00272c48"/>
    </style:style>
    <style:style style:name="T24" style:family="text">
      <style:text-properties officeooo:rsid="00298f3a"/>
    </style:style>
    <style:style style:name="T25" style:family="text">
      <style:text-properties officeooo:rsid="002b729f"/>
    </style:style>
    <style:style style:name="T26" style:family="text">
      <style:text-properties officeooo:rsid="002d0a58"/>
    </style:style>
    <style:style style:name="T27" style:family="text">
      <style:text-properties officeooo:rsid="002e1a23"/>
    </style:style>
    <style:style style:name="T28" style:family="text">
      <style:text-properties officeooo:rsid="002e41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Setting up</text:h>
      <text:p text:style-name="P2">On Windows</text:p>
      <text:p text:style-name="P4">Running Lua Demon requies C++ Redistributables 2017 (vcredist) and the LuaJIT DLL (lua51.dll). This DLL can either be downloaded or compiled yourself and needs to placed in the same directory as the LuaDemon.exe. LuaDemon is currently only available as 64-bit for Windows. </text:p>
      <text:p text:style-name="P3">On Linux / Unix / OSX</text:p>
      <text:p text:style-name="P5">These systems look for a libluajit-5.1.so.2 which has to be placed in your systems library directory. Copying <text:span text:style-name="T8">it </text:span>to /usr/lib/ works to but is not a reccomended option.</text:p>
      <text:p text:style-name="P6">Make sure you are using the right lib file for your system (x86/x64 or ARM).</text:p>
      <text:p text:style-name="P4"/>
      <text:h text:style-name="P27" text:outline-level="1">Configuration</text:h>
      <text:p text:style-name="P4">To display all available commands simply launch the LuaDemon executable with -help. Available commands are:</text:p>
      <text:list xml:id="list303153527661479987" text:style-name="L1">
        <text:list-item>
          <text:p text:style-name="P31"><text:span text:style-name="T2">-dir &lt;directory&gt; </text:span><text:span text:style-name="T3">required for operation</text:span></text:p>
          <text:list>
            <text:list-item>
              <text:p text:style-name="P32"><text:span text:style-name="T2">Sets the working directory for the Lua environment. The LuaDemon process needs permission to read from this directory. The path MUST end with a slash (/). </text:span><text:span text:style-name="T4">The program will automatically convert backslashes to forward slashes. </text:span></text:p>
            </text:list-item>
            <text:list-item>
              <text:p text:style-name="P33">Using System links or remote directories is untested. File watching and automatic reloading may not work under these circumstances. See the -nofilespy argument to disable them.</text:p>
            </text:list-item>
          </text:list>
        </text:list-item>
        <text:list-item>
          <text:p text:style-name="P34">-nofilespy</text:p>
          <text:list>
            <text:list-item>
              <text:p text:style-name="P31"><text:span text:style-name="T2">Disables the file watching function. Hotloading of Lua files is no longer possible. </text:span><text:span text:style-name="T5">Use this if it causes instabilites or if file realoading is unwated.</text:span></text:p>
            </text:list-item>
            <text:list-item>
              <text:p text:style-name="P35"><text:span text:style-name="T5">I</text:span><text:span text:style-name="T2">ts still possible to manually reload the environment using the Lua function </text:span><text:span text:style-name="T6">forceReload()</text:span></text:p>
            </text:list-item>
          </text:list>
        </text:list-item>
        <text:list-item>
          <text:p text:style-name="P34">-nodebug</text:p>
          <text:list>
            <text:list-item>
              <text:p text:style-name="P34">Hides the Cyan/Blue debug messages in the console.</text:p>
            </text:list-item>
          </text:list>
        </text:list-item>
      </text:list>
      <text:h text:style-name="P28" text:outline-level="1">Writing Lua for Lua Demon</text:h>
      <text:p text:style-name="P8">Lua Demon is built on LuaJIT 2.0.5 and will run any plain Lua code. All classic Lua functions are available without restrictions. LuaDemon is designed not to impair the performance of Lua.</text:p>
      <text:p text:style-name="P8"><text:span text:style-name="T13">A Lua program must not block at any point and has to exit or finish!</text:span> </text:p>
      <text:p text:style-name="P18"><text:span text:style-name="T2">For example a </text:span><text:span text:style-name="T6">while true </text:span><text:span text:style-name="T2">without an exit would <text:s/>mean it will never finish to initialize the lua environment and automatic reloading or Hooks would no longer work.</text:span>Writing Lua for Lua Demon</text:p>
      <text:p text:style-name="P19"/>
      <text:p text:style-name="P19">Reloading and Hotloading</text:p>
      <text:p text:style-name="P9">Lua<text:span text:style-name="T16">Demon fully supports Hotloading of Lua. You can reload as many times as you want without increasing memory usage or CPU cycles. This means while LuaDemon is executing your Lua code you can press "save" in your text editor and LuaDemon will reload the code with the new changes. The global data ("heap") and functions are preserved. Reloading on file changes can be disabled using </text:span><text:span text:style-name="T7">-nofilespy</text:span><text:span text:style-name="T16">. A reload can also be initiated by Lua itself using </text:span><text:span text:style-name="T7">forceReload()</text:span><text:span text:style-name="T16">. </text:span></text:p>
      <text:p text:style-name="P10"><text:span text:style-name="T16">Keep this in mind when creating Hooks or when using global data – You may have to clean up to avoid </text:span><text:span text:style-name="T17">interference</text:span><text:span text:style-name="T20"> </text:span><text:span text:style-name="T16">with old data.</text:span></text:p>
      <text:p text:style-name="P12"><text:span text:style-name="T13">Note </text:span><text:span text:style-name="T15">for Linux users</text:span><text:span text:style-name="T22">:</text:span> The FileSpy on Linux uses inotify(). This means it will not see any file changes <text:span text:style-name="T24">or updates</text:span> made to files created <text:span text:style-name="T23">in the directory </text:span>after the program startup. <text:span text:style-name="T27">On program startup is recursively seeks trough the directory tree.</text:span> It only see<text:span text:style-name="T19">s</text:span> changes made by the local system – if the files are changed remotely (<text:span text:style-name="T25">by </text:span>FTP, SMB,<text:span text:style-name="T25">or</text:span> on <text:span text:style-name="T26">a</text:span> NAS...), nothing will happen. <text:span text:style-name="T21">Some editors use swap files when saving, this can lead to multiple unitentional reloads. LuaDemon reacts when a file is modified and then closed but it cannot differentiate what or if something changed. Some editors seem to be saving completely randomly. Multiple subsequent reloads do not affect the Lua state negatively, however your Lua program should be written with this in mind.</text:span></text:p>
      <text:p text:style-name="P13"/>
      <text:h text:style-name="P29" text:outline-level="1">Available <text:span text:style-name="T28">global</text:span> Lua Functions and Variables</text:h>
      <text:p text:style-name="P6">LuaDemon expose<text:span text:style-name="T18">s</text:span> some <text:span text:style-name="T28">global</text:span> functions to the Lua environment. Not all functions or variables are available on all systems and configurations. Check first in Lua before using them. </text:p>
      <text:p text:style-name="P17"><text:span text:style-name="T12">nil</text:span><text:span text:style-name="T2"> means the function returns nothing or expects no arguments</text:span></text:p>
      <text:p text:style-name="P16"/>
      <text:p text:style-name="P16"><text:span text:style-name="T9">nil</text:span> <text:span text:style-name="T1">i</text:span>nclude(<text:span text:style-name="T9">string</text:span> RelativePath)</text:p>
      <text:p text:style-name="P6">Allows inclusion of other Lua files. Exception safe. If the specified file is unavailable it will do nothing but output a warning to the console.</text:p>
      <text:p text:style-name="P20"/>
      <text:p text:style-name="P15"><text:span text:style-name="T10">nil</text:span><text:span text:style-name="T13"> </text:span><text:span text:style-name="T14">forceReload</text:span><text:span text:style-name="T13">(</text:span><text:span text:style-name="T11">nil</text:span><text:span text:style-name="T13">)</text:span></text:p>
      <text:p text:style-name="P11">Will force the Lua environment to reload all Lua files the same way a file change would. Global Lua data is preserved after a Reload.</text:p>
      <text:p text:style-name="P7"/>
      <text:h text:style-name="P30" text:outline-level="1">Lua Net library</text:h>
      <text:p text:style-name="P14">Overview</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Name</text:p>
          </table:table-cell>
          <table:table-cell table:style-name="Table1.A1" office:value-type="string">
            <text:p text:style-name="P21">Arguments</text:p>
          </table:table-cell>
          <table:table-cell table:style-name="Table1.A1" office:value-type="string">
            <text:p text:style-name="P21">Return</text:p>
          </table:table-cell>
          <table:table-cell table:style-name="Table1.D1" office:value-type="string">
            <text:p text:style-name="P21">Description</text:p>
          </table:table-cell>
        </table:table-row>
        <table:table-row>
          <table:table-cell table:style-name="Table1.A4" office:value-type="string">
            <text:p text:style-name="P22">dumpUDP</text:p>
          </table:table-cell>
          <table:table-cell table:style-name="Table1.B2" office:value-type="string">
            <text:p text:style-name="P22"><text:span text:style-name="T9">string</text:span> IP, <text:span text:style-name="T9">short</text:span> Port, <text:span text:style-name="T9">string</text:span> Data</text:p>
          </table:table-cell>
          <table:table-cell table:style-name="Table1.C4" office:value-type="string">
            <text:p text:style-name="P25"><text:span text:style-name="T9">bool</text:span> Success</text:p>
          </table:table-cell>
          <table:table-cell table:style-name="Table1.D2" office:value-type="string">
            <text:p text:style-name="P24">sends a UDP packet</text:p>
          </table:table-cell>
        </table:table-row>
        <table:table-row>
          <table:table-cell table:style-name="Table1.A4" office:value-type="string">
            <text:p text:style-name="P23"/>
          </table:table-cell>
          <table:table-cell table:style-name="Table1.B3" office:value-type="string">
            <text:p text:style-name="P23"/>
          </table:table-cell>
          <table:table-cell table:style-name="Table1.C4" office:value-type="string">
            <text:p text:style-name="P23"/>
          </table:table-cell>
          <table:table-cell table:style-name="Table1.D3" office:value-type="string">
            <text:p text:style-name="P23"/>
          </table:table-cell>
        </table:table-row>
        <table:table-row>
          <table:table-cell table:style-name="Table1.A4" office:value-type="string">
            <text:p text:style-name="P23"/>
          </table:table-cell>
          <table:table-cell table:style-name="Table1.B4" office:value-type="string">
            <text:p text:style-name="P23"/>
          </table:table-cell>
          <table:table-cell table:style-name="Table1.C4" office:value-type="string">
            <text:p text:style-name="P23"/>
          </table:table-cell>
          <table:table-cell table:style-name="Table1.D4"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168b" officeooo:paragraph-rsid="000716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ua Demon Documentation<text:tab/><text:tab/>23.12.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0M15S</meta:editing-duration>
    <meta:editing-cycles>43</meta:editing-cycles>
    <meta:generator>LibreOffice/5.2.3.3$Windows_x86 LibreOffice_project/d54a8868f08a7b39642414cf2c8ef2f228f780cf</meta:generator>
    <dc:date>2018-06-27T03:57:47.643000000</dc:date>
    <meta:document-statistic meta:table-count="1" meta:image-count="0" meta:object-count="0" meta:page-count="4" meta:paragraph-count="42" meta:word-count="673" meta:character-count="4057" meta:non-whitespace-character-count="3425"/>
    <meta:user-defined meta:name="Info 1"/>
    <meta:user-defined meta:name="Info 2"/>
    <meta:user-defined meta:name="Info 3"/>
    <meta:user-defined meta:name="Info 4"/>
  </office:meta>
</office:document-meta>
</file>